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Georgia" fo:font-size="14pt" fo:letter-spacing="normal" fo:font-style="normal" fo:font-weight="normal"/>
    </style:style>
    <style:style style:name="P2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000000" style:font-name="Georgia" fo:font-size="14pt" fo:letter-spacing="normal" fo:font-style="normal" fo:font-weight="bold"/>
    </style:style>
    <style:style style:name="P3" style:family="paragraph" style:parent-style-name="Text_20_body" style:list-style-name="L1">
      <style:paragraph-properties fo:text-align="start" style:justify-single-word="false" fo:orphans="2" fo:widows="2"/>
    </style:style>
    <style:style style:name="P4" style:family="paragraph" style:parent-style-name="Text_20_body" style:list-style-name="L2">
      <style:paragraph-properties fo:text-align="start" style:justify-single-word="false" fo:orphans="2" fo:widows="2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eorgia" fo:font-size="14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eorgia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Georgia" fo:font-size="14pt" fo:letter-spacing="normal" fo:font-style="normal" fo:font-weight="bold"/>
    </style:style>
    <style:style style:name="P9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0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</style:style>
    <style:style style:name="P11" style:family="paragraph" style:parent-style-name="Heading_20_1">
      <style:text-properties fo:font-variant="normal" fo:text-transform="none" fo:color="#000000" style:font-name="Georgia" fo:letter-spacing="normal" fo:font-style="normal"/>
    </style:style>
    <style:style style:name="T1" style:family="text">
      <style:text-properties fo:font-variant="normal" fo:text-transform="none" fo:color="#000000" style:font-name="Georgia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Georgia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800080" style:font-name="Georgia" fo:font-size="14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color="#000000" style:font-name="Georgia" fo:font-size="14pt" fo:letter-spacing="normal" fo:font-style="italic" fo:font-weight="normal"/>
    </style:style>
    <style:style style:name="T6" style:family="text">
      <style:text-properties fo:font-style="italic"/>
    </style:style>
    <style:style style:name="T7" style:family="text">
      <style:text-properties style:text-position="33% 80%"/>
    </style:style>
    <style:style style:name="T8" style:family="text">
      <style:text-properties fo:color="#008000" fo:font-size="18pt"/>
    </style:style>
    <style:style style:name="T9" style:family="text">
      <style:text-properties fo:color="#0000ff" fo:font-size="18pt"/>
    </style:style>
    <style:style style:name="T10" style:family="text">
      <style:text-properties fo:color="#ff0000" fo:font-size="18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rror detection with CRC</text:h>
      <text:p text:style-name="P5"><text:span text:style-name="T1">Consider a message 110010 represented by the polynomial M(x) = x</text:span><text:span text:style-name="T2">5</text:span><text:span text:style-name="T3"> </text:span><text:span text:style-name="T1">+ x</text:span><text:span text:style-name="T2">4</text:span><text:span text:style-name="T3"> </text:span><text:span text:style-name="T1">+ x </text:span><text:line-break/><text:span text:style-name="T1">Consider a </text:span><text:span text:style-name="T5">generating polynomial</text:span><text:span text:style-name="T3"> </text:span><text:span text:style-name="T1">G(x) = x</text:span><text:span text:style-name="T2">3</text:span><text:span text:style-name="T3"> </text:span><text:span text:style-name="T1">+ x</text:span><text:span text:style-name="T2">2</text:span><text:span text:style-name="T3"> </text:span><text:span text:style-name="T1">+ 1 (1101) </text:span><text:line-break/><text:span text:style-name="T1">This is used to generate a 3 bit CRC = C(x) to be appended to M(x). </text:span><text:line-break/><text:span text:style-name="T1">Note this G(x) is </text:span><text:a xlink:type="simple" xlink:href="http://www.ee.unb.ca/tervo/ee4253/polytable.htm" text:style-name="Internet_20_link" text:visited-style-name="Visited_20_Internet_20_Link"><text:span text:style-name="T4">prime</text:span></text:a><text:span text:style-name="T1">.</text:span></text:p>
      <text:p text:style-name="P6">Steps:</text:p>
      <text:list xml:id="list2106388472307336863" text:style-name="L1">
        <text:list-item>
          <text:p text:style-name="P7">Multiply M(x) by x<text:span text:style-name="T7">3</text:span> (highest power in G(x)). i.e. Add 3 zeros. <text:span text:style-name="T8">110010</text:span><text:span text:style-name="T9">000</text:span></text:p>
        </text:list-item>
        <text:list-item>
          <text:p text:style-name="P1">Divide the result by G(x). The remainder = C(x). <text:line-break/>1101 long division into 110010000 (with subtraction mod 2) <text:line-break/>= 100100 remainder <text:span text:style-name="T10">100</text:span></text:p>
          <text:p text:style-name="P2">Special case: This won't work if bitstring = all zeros. We don't allow such an M(x).<text:line-break/>But M(x) bitstring = 1 will work, for example. Can divide 1101 into 1000.</text:p>
          <text:p text:style-name="P3"><text:span text:style-name="T1">If: x div y gives </text:span><text:a xlink:type="simple" xlink:href="http://en.wikipedia.org/wiki/Remainder" text:style-name="Internet_20_link" text:visited-style-name="Visited_20_Internet_20_Link"><text:span text:style-name="T4">remainder </text:span></text:a><text:span text:style-name="T1">c <text:line-break/>that means: x = n y + c <text:line-break/>Hence (x-c) = n y <text:line-break/>(x-c) div y gives remainder 0 <text:line-break/>Here (x-c) = (x+c) <text:line-break/>Hence (x+c) div y gives remainder 0 <text:line-break/>110010000 + 100 should give remainder 0.</text:span></text:p>
        </text:list-item>
        <text:list-item>
          <text:p text:style-name="P1">Transmit 110010000 + 100 <text:line-break/>To be precise, transmit: T(x) = x<text:span text:style-name="T7">3</text:span>M(x) + C(x) <text:line-break/>= <text:span text:style-name="T8">110010</text:span><text:span text:style-name="T10">100</text:span></text:p>
        </text:list-item>
        <text:list-item>
          <text:p text:style-name="P1">Receiver end: Receive T(x). Divide by G(x), should have remainder 0.</text:p>
        </text:list-item>
      </text:list>
      <text:p text:style-name="P8">Note if G(x) has order n - highest power is x<text:span text:style-name="T7">n</text:span>, <text:line-break/>then G(x) will cover (n+1) bits <text:line-break/><text:soft-page-break/>and the <text:span text:style-name="T6">remainder </text:span>will cover n bits. <text:line-break/>i.e. Add n bits to message.</text:p>
      <text:list xml:id="list1540182646310861379" text:style-name="L2">
        <text:list-item>
          <text:p text:style-name="P9"><text:a xlink:type="simple" xlink:href="http://www.ee.unb.ca/tervo/ee4253/" text:style-name="Internet_20_link" text:visited-style-name="Visited_20_Internet_20_Link"><text:span text:style-name="T4">Digital Communications </text:span></text:a><text:span text:style-name="T1">course by Richard Tervo</text:span></text:p>
          <text:list>
            <text:list-item>
              <text:p text:style-name="P4"><text:a xlink:type="simple" xlink:href="http://www.ee.unb.ca/tervo/ee4253/crc.htm" text:style-name="Internet_20_link" text:visited-style-name="Visited_20_Internet_20_Link"><text:span text:style-name="T4">Error detection with CRC</text:span></text:a></text:p>
            </text:list-item>
          </text:list>
        </text:list-item>
        <text:list-item>
          <text:p text:style-name="P10"><text:a xlink:type="simple" xlink:href="http://en.wikipedia.org/wiki/Cyclic_redundancy_check#Commonly_used_and_standardized_CRCs" text:style-name="Internet_20_link" text:visited-style-name="Visited_20_Internet_20_Link"><text:span text:style-name="T4">Some CRC polynomials that are actually used</text:span></text:a></text:p>
          <text:list>
            <text:list-item>
              <text:p text:style-name="P4"><text:span text:style-name="T1">e.g. The </text:span><text:a xlink:type="simple" xlink:href="http://www.computing.dcu.ie/~humphrys/Notes/Networks/data.broadcast.html" text:style-name="Internet_20_link" text:visited-style-name="Visited_20_Internet_20_Link"><text:span text:style-name="T4">802.3 (Ethernet)</text:span></text:a><text:span text:style-name="T1"> polynomial adds 32 bits to the message.</text:span>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1:22:14.060163760</meta:creation-date>
    <dc:date>2016-08-30T11:22:52.819128658</dc:date>
    <meta:editing-duration>PT40S</meta:editing-duration>
    <meta:editing-cycles>1</meta:editing-cycles>
    <meta:document-statistic meta:table-count="0" meta:image-count="0" meta:object-count="0" meta:page-count="2" meta:paragraph-count="15" meta:word-count="254" meta:character-count="1314" meta:non-whitespace-character-count="1065"/>
    <meta:generator>LibreOffice/5.1.4.2$Linux_X86_64 LibreOffice_project/10m0$Build-2</meta:generator>
  </office:meta>
</office:document-meta>
</file>